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0pt" fo:font-style="italic" style:font-size-asian="10pt" style:font-style-asian="italic" style:font-name-complex="Arial"/>
    </style:style>
    <style:style style:name="P2" style:family="paragraph" style:parent-style-name="Text_20_body">
      <style:text-properties style:font-name="Arial" style:font-name-complex="Arial"/>
    </style:style>
    <style:style style:name="P3" style:family="paragraph" style:parent-style-name="Body_20_Text_20_Indent_20_3">
      <style:text-properties fo:color="#0000ff"/>
    </style:style>
    <style:style style:name="P4" style:family="paragraph" style:parent-style-name="Heading_20_6">
      <style:paragraph-properties>
        <style:tab-stops/>
      </style:paragraph-properties>
    </style:style>
    <style:style style:name="P5" style:family="paragraph" style:parent-style-name="Heading_20_6">
      <style:paragraph-properties>
        <style:tab-stops>
          <style:tab-stop style:position="1.501cm"/>
        </style:tab-stops>
      </style:paragraph-properties>
    </style:style>
    <style:style style:name="P6" style:family="paragraph" style:parent-style-name="Standard">
      <style:paragraph-properties>
        <style:tab-stops>
          <style:tab-stop style:position="1.501cm"/>
        </style:tab-stops>
      </style:paragraph-properties>
      <style:text-properties style:font-name="Arial" fo:font-size="12pt" fo:language="pl" fo:country="PL" style:font-size-asian="12pt" style:font-name-complex="Arial"/>
    </style:style>
    <style:style style:name="P7" style:family="paragraph" style:parent-style-name="Standard" style:list-style-name="WW8Num2">
      <style:paragraph-properties>
        <style:tab-stops>
          <style:tab-stop style:position="1.501cm"/>
        </style:tab-stops>
      </style:paragraph-properties>
      <style:text-properties style:font-name="Arial" fo:font-size="12pt" fo:language="pl" fo:country="PL" style:font-size-asian="12pt" style:font-name-complex="Arial"/>
    </style:style>
    <style:style style:name="P8" style:family="paragraph" style:parent-style-name="Standard" style:list-style-name="L1">
      <style:paragraph-properties>
        <style:tab-stops>
          <style:tab-stop style:position="1.501cm"/>
        </style:tab-stops>
      </style:paragraph-properties>
      <style:text-properties style:font-name="Arial" fo:font-size="12pt" fo:language="pl" fo:country="PL" style:font-size-asian="12pt" style:font-name-complex="Arial"/>
    </style:style>
    <style:style style:name="P9" style:family="paragraph" style:parent-style-name="Standard" style:list-style-name="WW8Num2">
      <style:paragraph-properties fo:text-align="center" style:justify-single-word="false">
        <style:tab-stops>
          <style:tab-stop style:position="1.501cm"/>
        </style:tab-stops>
      </style:paragraph-properties>
      <style:text-properties style:font-name="Arial" fo:font-size="12pt" fo:language="pl" fo:country="PL" style:font-size-asian="12pt" style:font-name-complex="Arial"/>
    </style:style>
    <style:style style:name="P10" style:family="paragraph" style:parent-style-name="Standard">
      <style:paragraph-properties>
        <style:tab-stops>
          <style:tab-stop style:position="1.501cm"/>
        </style:tab-stops>
      </style:paragraph-properties>
      <style:text-properties style:font-name="Arial" fo:font-size="12pt" fo:language="pl" fo:country="PL" fo:font-weight="bold" style:font-size-asian="12pt" style:font-weight-asian="bold" style:font-name-complex="Arial"/>
    </style:style>
    <style:style style:name="P11" style:family="paragraph" style:parent-style-name="Standard">
      <style:paragraph-properties>
        <style:tab-stops>
          <style:tab-stop style:position="1.501cm"/>
        </style:tab-stops>
      </style:paragraph-properties>
      <style:text-properties style:font-name="Arial" fo:language="pl" fo:country="PL" fo:font-style="italic" style:font-style-asian="italic" style:font-name-complex="Arial"/>
    </style:style>
    <style:style style:name="P12" style:family="paragraph" style:parent-style-name="Standard">
      <style:paragraph-properties>
        <style:tab-stops>
          <style:tab-stop style:position="1.501cm"/>
        </style:tab-stops>
      </style:paragraph-properties>
    </style:style>
    <style:style style:name="P13" style:family="paragraph" style:parent-style-name="Standard">
      <style:paragraph-properties>
        <style:tab-stops>
          <style:tab-stop style:position="1.501cm"/>
        </style:tab-stops>
      </style:paragraph-properties>
      <style:text-properties fo:color="#0000ff" style:font-name="Arial" fo:font-size="12pt" fo:language="pl" fo:country="PL" style:font-size-asian="12pt" style:font-name-complex="Arial"/>
    </style:style>
    <style:style style:name="P14" style:family="paragraph" style:parent-style-name="Standard">
      <style:paragraph-properties>
        <style:tab-stops>
          <style:tab-stop style:position="1.501cm"/>
        </style:tab-stops>
      </style:paragraph-properties>
      <style:text-properties fo:color="#000000" style:font-name="Arial" fo:font-size="12pt" fo:language="pl" fo:country="PL" fo:font-weight="bold" style:font-size-asian="12pt" style:font-weight-asian="bold" style:font-name-complex="Arial"/>
    </style:style>
    <style:style style:name="P15" style:family="paragraph" style:parent-style-name="Standard">
      <style:paragraph-properties fo:margin-left="1.251cm" fo:margin-right="0cm" fo:text-indent="0cm" style:auto-text-indent="false"/>
      <style:text-properties fo:color="#0000ff" style:font-name="Arial" fo:font-size="12pt" fo:language="pl" fo:country="PL" style:font-size-asian="12pt" style:font-name-complex="Arial"/>
    </style:style>
    <style:style style:name="P16" style:family="paragraph" style:parent-style-name="Standard">
      <style:paragraph-properties fo:margin-left="1.251cm" fo:margin-right="0cm" fo:text-indent="0cm" style:auto-text-indent="false"/>
      <style:text-properties fo:color="#000080" style:font-name="Arial" fo:font-size="12pt" fo:language="pl" fo:country="PL" style:font-size-asian="12pt" style:font-name-complex="Arial"/>
    </style:style>
    <style:style style:name="P17" style:family="paragraph" style:parent-style-name="Standard">
      <style:paragraph-properties fo:margin-left="1cm" fo:margin-right="0cm" fo:text-indent="0cm" style:auto-text-indent="false"/>
      <style:text-properties style:font-name="Arial" fo:font-size="12pt" fo:language="pl" fo:country="PL" style:font-size-asian="12pt" style:font-name-complex="Arial"/>
    </style:style>
    <style:style style:name="P18" style:family="paragraph" style:parent-style-name="Standard">
      <style:paragraph-properties fo:margin-left="1cm" fo:margin-right="0cm" fo:text-indent="0cm" style:auto-text-indent="false"/>
      <style:text-properties fo:color="#0000ff" style:font-name="Arial" fo:font-size="12pt" fo:language="pl" fo:country="PL" style:font-size-asian="12pt" style:font-name-complex="Arial"/>
    </style:style>
    <style:style style:name="P19" style:family="paragraph" style:parent-style-name="Standard">
      <style:paragraph-properties fo:margin-left="1cm" fo:margin-right="0cm" fo:text-indent="-0.75cm" style:auto-text-indent="false"/>
      <style:text-properties style:font-name="Arial" fo:font-size="12pt" fo:language="pl" fo:country="PL" fo:font-weight="bold" style:font-size-asian="12pt" style:font-weight-asian="bold" style:font-name-complex="Arial"/>
    </style:style>
    <style:style style:name="P20" style:family="paragraph" style:parent-style-name="Standard" style:master-page-name="Standard">
      <style:paragraph-properties fo:text-align="center" style:justify-single-word="false" style:page-number="auto"/>
      <style:text-properties style:font-name="Arial" fo:font-size="12pt" fo:language="pl" fo:country="PL" style:text-underline-style="solid" style:text-underline-width="auto" style:text-underline-color="font-color" fo:font-weight="bold" style:font-size-asian="12pt" style:font-weight-asian="bold" style:font-name-complex="Arial"/>
    </style:style>
    <style:style style:name="T1" style:family="text">
      <style:text-properties style:font-name="Arial" fo:font-size="12pt" fo:language="pl" fo:country="PL" style:font-size-asian="12pt" style:font-name-complex="Arial"/>
    </style:style>
    <style:style style:name="T2" style:family="text">
      <style:text-properties fo:color="#0000ff" style:font-name="Arial" fo:font-size="12pt" fo:language="pl" fo:country="PL" style:font-size-asian="12pt" style:font-name-complex="Arial"/>
    </style:style>
    <text:list-style style:name="L1" text:consecutive-numbering="true">
      <text:list-level-style-bullet text:level="1" text:style-name="WW8NumSt2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Ćwiczenie nr 2 <text:s/>(Akapit i układ strony)<text:line-break/></text:p>
      <text:h text:style-name="P4" text:outline-level="6">Zadanie 1</text:h>
      <text:p text:style-name="P6">Pomoc: </text:p>
      <text:p text:style-name="P15"><text:tab/>Akapit jest to fragment tekstu od przycisku ENTER do przycisku ENTER.</text:p>
      <text:p text:style-name="P3"><text:tab/>Akapit można wyrównać w stosunku do marginesów na kilka sposobów: do lewej, do środka, do prawej, do lewej i prawej (wyjustowanie). Sposób wyrównania ustala się w <text:tab/>opcji Format -&gt; Akapit → Wyrównanie lub w pasku narzędzi. Wszelkie zmiany dotyczące akapitu wykonuje się po przemieszczeniu do niego kursora. </text:p>
      <text:p text:style-name="P16"/>
      <text:p text:style-name="P10">Wykonaj:</text:p>
      <text:p text:style-name="P11">Wyrównaj poniższe cztery akapity wg. ich treści:</text:p>
      <text:p text:style-name="P6"/>
      <text:list xml:id="list5825840946890022251" text:style-name="WW8Num2">
        <text:list-item>
          <text:p text:style-name="P9">Ten akapit należy wyrównać do lewej. Ten akapit należy wyrównać do lewej. Ten akapit należy wyrównać do lewej. Ten akapit należy wyrównać do lewej. Ten akapit należy wyrównać do lewej. Ten akapit należy wyrównać do lewej.</text:p>
        </text:list-item>
      </text:list>
      <text:p text:style-name="P6"/>
      <text:list xml:id="list26638309" text:continue-numbering="true" text:style-name="WW8Num2">
        <text:list-item>
          <text:p text:style-name="P7">Ten akapit należy wyrównać do prawej. Ten akapit należy wyrównać do prawej. Ten akapit należy wyrównać do prawej. Ten akapit należy wyrównać do prawej. Ten akapit należy wyrównać do prawej.</text:p>
        </text:list-item>
      </text:list>
      <text:p text:style-name="P6"/>
      <text:list xml:id="list26648949" text:continue-numbering="true" text:style-name="WW8Num2">
        <text:list-item>
          <text:p text:style-name="P7">Ten akapit należy wyrównać do środka. Ten akapit należy wyrównać do środka. Ten akapit należy wyrównać do środka. Ten akapit należy wyrównać do środka. Ten akapit należy wyrównać do środka.</text:p>
        </text:list-item>
      </text:list>
      <text:p text:style-name="P6"/>
      <text:p text:style-name="P6">4. Ten akapit należy wyrównać do lewej i prawej (wyjustować). Ten akapit należy wyrównać do lewej i prawej. Ten akapit należy wyrównać do lewej i prawej. Ten akapit należy wyrównać do lewej i prawej. Ten akapit należy wyrównać do lewej i prawej. Ten akapit należy wyrównać do lewej i prawej. Ten akapit należy wyrównać do lewej i prawej.</text:p>
      <text:p text:style-name="P6"/>
      <text:h text:style-name="P5" text:outline-level="6">Zadanie 2</text:h>
      <text:p text:style-name="P6">Pomoc: </text:p>
      <text:p text:style-name="P13">Akapit ma ustalone parametry jak wcięcie 1 wiersza akapitu, wcięcie lewe akapitu, wcięcie prawe akapitu itp... Należy ustawić kursor w istniejącym akapicie lub rozpocząć nowy akapit (ENTER) <text:s/>i ustalić parametry w opcji Format -&gt; Akapit--&gt; Wcięcia i odstępy lub przeciągając odpowiednie elementy na linijce.</text:p>
      <text:p text:style-name="P13"/>
      <text:p text:style-name="P14">Wykonaj:</text:p>
      <text:p text:style-name="P11">Ustal parametry Akapitu zgodnie z ich treścią;</text:p>
      <text:p text:style-name="P6"/>
      <text:p text:style-name="P6">1.Ustal w tym akapicie wcięcie pierwszego wiersza na 2 cm. Ustal w tym akapicie wcięcie pierwszego wiersza na 2 cm. Ustal w tym akapicie wcięcie pierwszego wiersza na 2 cm. Ustal w tym akapicie wcięcie pierwszego wiersza na 2 cm. Ustal w tym akapicie wcięcie pierwszego wiersza na 2 cm.</text:p>
      <text:p text:style-name="P6"/>
      <text:p text:style-name="P12"><text:span text:style-name="T1">2. Ten akapit powinien być wcięty z lewej o 2 cm. Ten akapit powinien być wcięty z lewej o 2 cm.Ten akapit powinien być wcięty z lewej o 2 cm.Ten akapit powinien być wcięty z lewej o 2 cm. Ten akapit powinien być wcięty z lewej o 2 cm.</text:span></text:p>
      <text:p text:style-name="P6"><text:soft-page-break/></text:p>
      <text:p text:style-name="P6">3. Ten akapit powinien być wcięty z prawej o 4 cm. 3. Ten akapit powinien być wcięty z prawej o 4 cm. 3. Ten akapit powinien być wcięty z prawej o 4 cm. 3. Ten akapit powinien być wcięty z prawej o 4 cm. </text:p>
      <text:p text:style-name="P6"/>
      <text:p text:style-name="P6">4. W tym akapicie należy zwiększyć odległość między wierszami na podwójną. W tym akapicie należy zwiększyć odległość między wierszami na podwójną. W tym akapicie należy zwiększyć odległość między wierszami na podwójną. W tym akapicie należy zwiększyć odległość między wierszami na podwójną. W tym akapicie należy zwiększyć odległość między wierszami na podwójną.</text:p>
      <text:p text:style-name="P6"/>
      <text:h text:style-name="P5" text:outline-level="6">Zadanie 3</text:h>
      <text:p text:style-name="P12"><text:span text:style-name="T1">Pomoc: <text:tab/></text:span><text:span text:style-name="T2">Parametry całej strony określa się wybierając opcję Format --&gt; Strona --&gt; Strona</text:span></text:p>
      <text:p text:style-name="P6"/>
      <text:p text:style-name="P10">Wykonaj:</text:p>
      <text:p text:style-name="P1">Ustal następujące wielkości parametrów strony:</text:p>
      <text:p text:style-name="P1"/>
      <text:p text:style-name="P6">Marginesy:</text:p>
      <text:list xml:id="list5047065289794210075" text:style-name="L1">
        <text:list-item>
          <text:p text:style-name="P8">lewy 3 cm</text:p>
        </text:list-item>
        <text:list-item>
          <text:p text:style-name="P8">prawy 1,5 cm</text:p>
        </text:list-item>
        <text:list-item>
          <text:p text:style-name="P8">górny <text:s/>3 cm</text:p>
        </text:list-item>
        <text:list-item>
          <text:p text:style-name="P8">dolny 3,5 cm</text:p>
        </text:list-item>
        <text:list-item>
          <text:p text:style-name="P8">stopka, główka 0 cm</text:p>
        </text:list-item>
      </text:list>
      <text:p text:style-name="P10"/>
      <text:h text:style-name="P5" text:outline-level="6">Zadanie 4</text:h>
      <text:p text:style-name="P6">Pomoc: <text:tab/></text:p>
      <text:p text:style-name="P18">Edytor tekstu umożliwia również kontrolowanie odległości między akapitami. </text:p>
      <text:p text:style-name="P18">Wielkości te można ustalić w opcji Format -&gt; Akapit → Wcięcia i odstępy w pasku wyboru. </text:p>
      <text:p text:style-name="P17"/>
      <text:p text:style-name="P19">Wykonaj:</text:p>
      <text:p text:style-name="P10"/>
      <text:p text:style-name="P2">1. Po tym akapicie należy zwiększyć odległość o 0,20 cm. 1. Po tym akapicie należy zwiększyć odległość o 0,20 cm. 1. Po tym akapicie należy zwiększyć odległość o 0,20 cm. 1. Po tym akapicie należy zwiększyć odległość o 0,20 cm.</text:p>
      <text:p text:style-name="P6">----------------------------------------------------------</text:p>
      <text:p text:style-name="P6">2. Przed tym akapitem zwiększ odległość o 0,20 cm. Przed tym akapitem zwiększ odległość o 0,20 cm. Przed tym akapitem zwiększ odległość o 0,20 cm. Przed tym akapitem zwiększ odległość o 0,20 cm.</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punctuation-wrap="simple" style:vertical-align="baseline" style:writing-mode="lr-tb"/>
      <style:text-properties style:use-window-font-color="true" style:font-name="MS Sans Serif" fo:font-size="10pt" fo:language="en" fo:country="US" style:font-name-asian="Times New Roman" style:font-size-asian="10pt" style:font-name-complex="MS Sans Serif"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style:tab-stops>
          <style:tab-stop style:position="1.501cm"/>
        </style:tab-stops>
      </style:paragraph-properties>
      <style:text-properties fo:font-size="12pt" fo:language="pl" fo:country="PL" style:font-size-asian="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6" style:display-name="Heading 6" style:family="paragraph" style:parent-style-name="Standard" style:next-style-name="Standard" style:default-outline-level="6" style:class="text">
      <style:paragraph-properties fo:keep-with-next="always">
        <style:tab-stops>
          <style:tab-stop style:position="1.752cm"/>
          <style:tab-stop style:position="5.876cm"/>
        </style:tab-stops>
      </style:paragraph-properties>
      <style:text-properties style:font-name="Arial" fo:font-size="12pt" fo:language="pl" fo:country="PL" style:text-underline-style="solid" style:text-underline-width="auto" style:text-underline-color="font-color" fo:font-weight="bold" style:font-size-asian="12pt" style:font-weight-asian="bold" style:font-name-complex="Arial"/>
    </style:style>
    <style:style style:name="Body_20_Text_20_2" style:display-name="Body Text 2" style:family="paragraph" style:parent-style-name="Standard">
      <style:text-properties fo:color="#0000ff" style:font-name="Arial" fo:font-size="12pt" fo:language="pl" fo:country="PL" style:font-size-asian="12pt" style:font-name-complex="Arial"/>
    </style:style>
    <style:style style:name="Body_20_Text_20_Indent_20_3" style:display-name="Body Text Indent 3" style:family="paragraph" style:parent-style-name="Standard">
      <style:paragraph-properties fo:margin-left="1.251cm" fo:margin-right="0cm" fo:text-indent="0cm" style:auto-text-indent="false"/>
      <style:text-properties fo:color="#000080" style:font-name="Arial" fo:font-size="12pt" fo:language="pl" fo:country="PL" style:font-size-asian="12pt" style:font-name-complex="Arial"/>
    </style:style>
    <style:style style:name="Body_20_Text_20_21" style:display-name="Body Text 21" style:family="paragraph" style:parent-style-name="Standard">
      <style:text-properties style:font-name="Arial" fo:language="pl" fo:country="PL" fo:font-style="italic" style:font-style-asian="italic" style:font-name-complex="Arial"/>
    </style:style>
    <style:style style:name="Body_20_Text_20_3" style:display-name="Body Text 3" style:family="paragraph" style:parent-style-name="Standard">
      <style:text-properties fo:color="#000000" style:font-name="Arial" fo:language="pl" fo:country="PL" fo:font-style="italic" style:font-style-asian="italic" style:font-name-complex="Arial"/>
    </style:style>
    <style:style style:name="WW8Num1z0" style:family="text"/>
    <style:style style:name="WW8Num2z0" style:family="text">
      <style:text-properties fo:font-size="12pt" fo:font-style="normal" fo:font-weight="normal" style:font-size-asian="12pt" style:font-style-asian="normal" style:font-weight-asian="normal"/>
    </style:style>
    <style:style style:name="WW8NumSt2z0" style:family="text">
      <style:text-properties style:font-name="Symbol" style:font-name-complex="Symbol"/>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Ćwiczenie nr 2  (Akapit i układ strony)</dc:title>
    <meta:initial-creator>JK</meta:initial-creator>
    <meta:creation-date>2004-01-13T12:35:00</meta:creation-date>
    <dc:creator>daro byko</dc:creator>
    <dc:date>2022-03-30T06:41:57.55</dc:date>
    <meta:editing-cycles>3</meta:editing-cycles>
    <meta:editing-duration>PT16M13S</meta:editing-duration>
    <meta:generator>OpenOffice/4.1.11$Win32 OpenOffice.org_project/4111m1$Build-9808</meta:generator>
    <meta:document-statistic meta:table-count="0" meta:image-count="0" meta:object-count="0" meta:page-count="2" meta:paragraph-count="38" meta:word-count="630" meta:character-count="3793"/>
  </office:meta>
</office:document-meta>
</file>